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Heading_20_2">
      <style:paragraph-properties fo:text-align="justify" style:justify-single-word="false"/>
      <style:text-properties style:font-name="times new roman" fo:font-size="14pt" style:font-size-asian="14pt" style:font-size-complex="14pt"/>
    </style:style>
    <style:style style:name="P2" style:family="paragraph" style:parent-style-name="Standard">
      <style:paragraph-properties fo:text-align="justify" style:justify-single-word="false"/>
      <style:text-properties style:font-name="times new roman" fo:font-size="14pt" style:font-size-asian="14pt" style:font-size-complex="14pt"/>
    </style:style>
    <style:style style:name="P3" style:family="paragraph" style:parent-style-name="Text_20_body">
      <style:paragraph-properties fo:text-align="justify" style:justify-single-word="false"/>
      <style:text-properties style:font-name="times new roman" fo:font-size="14pt" style:font-size-asian="14pt" style:font-size-complex="14pt"/>
    </style:style>
    <style:style style:name="P4" style:family="paragraph" style:parent-style-name="Heading_20_4">
      <style:paragraph-properties fo:text-align="justify" style:justify-single-word="false"/>
      <style:text-properties style:font-name="times new roman" fo:font-size="14pt" style:font-size-asian="14pt" style:font-size-complex="14pt"/>
    </style:style>
    <style:style style:name="P5" style:family="paragraph" style:parent-style-name="Text_20_body">
      <style:paragraph-properties fo:text-align="justify" style:justify-single-word="false"/>
      <style:text-properties style:font-name="times new roman" fo:font-size="14pt" officeooo:paragraph-rsid="000805c2" style:font-size-asian="14pt" style:font-size-complex="14pt"/>
    </style:style>
    <style:style style:name="P6" style:family="paragraph" style:parent-style-name="Text_20_body">
      <style:paragraph-properties fo:text-align="center" style:justify-single-word="false"/>
      <style:text-properties style:font-name="times new roman" fo:font-size="14pt" style:font-size-asian="14pt" style:font-size-complex="14pt"/>
    </style:style>
    <style:style style:name="P7" style:family="paragraph" style:parent-style-name="Text_20_body">
      <style:paragraph-properties fo:text-align="justify" style:justify-single-word="false"/>
      <style:text-properties style:font-name="times new roman" fo:font-size="14pt" fo:font-weight="bold" officeooo:paragraph-rsid="000805c2"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times new roman" fo:font-size="12pt" officeooo:paragraph-rsid="0005bde7" style:font-name-asian="Times New Roman1" style:font-size-asian="12pt" style:font-name-complex="Times New Roman1" style:font-size-complex="12pt"/>
    </style:style>
    <style:style style:name="P9" style:family="paragraph" style:parent-style-name="Standard">
      <style:paragraph-properties fo:text-align="center" style:justify-single-word="false"/>
      <style:text-properties style:font-name="times new roman" fo:font-size="12pt" officeooo:paragraph-rsid="0005bde7" style:font-name-asian="Times New Roman1" style:font-size-asian="12pt" style:font-name-complex="Times New Roman1" style:font-size-complex="12pt"/>
    </style:style>
    <style:style style:name="P10" style:family="paragraph" style:parent-style-name="Heading_20_3">
      <style:paragraph-properties fo:text-align="justify" style:justify-single-word="false"/>
    </style:style>
    <style:style style:name="P11" style:family="paragraph" style:parent-style-name="Heading_20_3">
      <style:paragraph-properties fo:text-align="justify" style:justify-single-word="false"/>
      <style:text-properties officeooo:paragraph-rsid="00065cc4"/>
    </style:style>
    <style:style style:name="P12" style:family="paragraph" style:parent-style-name="Text_20_body">
      <style:paragraph-properties fo:text-align="justify" style:justify-single-word="false"/>
      <style:text-properties officeooo:paragraph-rsid="00065cc4"/>
    </style:style>
    <style:style style:name="P13" style:family="paragraph" style:parent-style-name="Text_20_body">
      <style:paragraph-properties fo:text-align="justify" style:justify-single-word="false"/>
    </style:style>
    <style:style style:name="P14" style:family="paragraph" style:parent-style-name="Heading_20_4">
      <style:paragraph-properties fo:text-align="justify" style:justify-single-word="false"/>
    </style:style>
    <style:style style:name="P15" style:family="paragraph" style:parent-style-name="Text_20_body">
      <style:paragraph-properties fo:text-align="center" style:justify-single-word="false"/>
      <style:text-properties style:font-name="Times New Roman" officeooo:paragraph-rsid="0005bde7" style:font-name-asian="Times New Roman1" style:font-name-complex="Times New Roman1"/>
    </style:style>
    <style:style style:name="P16" style:family="paragraph" style:parent-style-name="Text_20_body">
      <style:paragraph-properties fo:text-align="start" style:justify-single-word="false"/>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2">
      <style:paragraph-properties fo:text-align="justify" style:justify-single-word="false"/>
    </style:style>
    <style:style style:name="P19" style:family="paragraph" style:parent-style-name="Text_20_body" style:list-style-name="L3">
      <style:paragraph-properties fo:text-align="justify" style:justify-single-word="false"/>
      <style:text-properties style:font-name="times new roman" fo:font-size="14pt" style:font-size-asian="14pt" style:font-size-complex="14pt"/>
    </style:style>
    <style:style style:name="T1" style:family="text">
      <style:text-properties style:font-name="times new roman" fo:font-size="14pt" style:font-size-asian="14pt" style:font-size-complex="14pt"/>
    </style:style>
    <style:style style:name="T2" style:family="text">
      <style:text-properties style:font-name="times new roman" fo:font-size="14pt" fo:font-weight="normal" style:font-size-asian="14pt" style:font-weight-asian="normal" style:font-size-complex="14pt" style:font-weight-complex="normal"/>
    </style:style>
    <style:style style:name="T3" style:family="text">
      <style:text-properties style:font-name="times new roman" fo:font-size="14pt" fo:font-weight="bold" style:font-size-asian="14pt" style:font-weight-asian="bold" style:font-size-complex="14pt" style:font-weight-complex="bold"/>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Министерство образования Республики Беларусь</text:p>
      <text:p text:style-name="P9"/>
      <text:p text:style-name="P9">Учреждение образования</text:p>
      <text:p text:style-name="P9">БЕЛОРУССКИЙ ГОСУДАРСТВЕННЫЙ УНИВЕРСИТЕТ</text:p>
      <text:p text:style-name="P9">ИНФОРМАТИКИ И РАДИОЭЛЕКТРОНИКИ</text:p>
      <text:p text:style-name="P9"/>
      <text:p text:style-name="P9"/>
      <text:p text:style-name="P8"><text:tab/><text:tab/>Факультет <text:s text:c="3"/>информационных технологий и управления</text:p>
      <text:p text:style-name="P8"><text:tab/><text:tab/>Кафедра <text:s text:c="6"/>интеллектуальных информационных технологий</text:p>
      <text:p text:style-name="P9"/>
      <text:p text:style-name="P9"/>
      <text:p text:style-name="P9"/>
      <text:p text:style-name="P9"/>
      <text:p text:style-name="P9"/>
      <text:p text:style-name="P9"/>
      <text:p text:style-name="P15"><text:span text:style-name="Strong_20_Emphasis"><text:span text:style-name="T4">РЕФЕРАТ</text:span></text:span><text:span text:style-name="T4"><text:line-break/>по дисциплине «Обработка изображений в интеллектуальных системах»<text:line-break/>на тему:<text:line-break/></text:span><text:span text:style-name="Strong_20_Emphasis"><text:span text:style-name="T4">«Класс ортогональных функций в задачах цифровой обработки сигналов. Алгоритм быстрого преобразования Фурье. Функции Радемахера, Хаара, Уолша. Двоичный код и код Грея»</text:span></text:span></text:p>
      <text:p text:style-name="P9"/>
      <text:p text:style-name="P9"/>
      <text:p text:style-name="P9"/>
      <text:p text:style-name="P9"/>
      <text:p text:style-name="P9"/>
      <text:p text:style-name="P9"/>
      <text:p text:style-name="P9"/>
      <text:p text:style-name="P9"/>
      <text:p text:style-name="P9"/>
      <text:p text:style-name="P8">Студенты гр. 321703 <text:s text:c="94"/>Титов А. В</text:p>
      <text:p text:style-name="P8"><text:tab/><text:tab/><text:tab/><text:tab/><text:tab/><text:tab/><text:tab/><text:tab/><text:tab/><text:tab/><text:tab/> </text:p>
      <text:p text:style-name="P8"><text:tab/><text:tab/><text:tab/><text:tab/><text:tab/><text:tab/><text:tab/><text:tab/><text:tab/><text:tab/><text:tab/> </text:p>
      <text:p text:style-name="P8"/>
      <text:p text:style-name="P8"><text:s text:c="61"/></text:p>
      <text:p text:style-name="P8">Проверил: <text:s text:c="110"/>Самодумкин С. А.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Минск 2025</text:p>
      <text:h text:style-name="P11" text:outline-level="3"><text:soft-page-break/><text:span text:style-name="Strong_20_Emphasis"><text:span text:style-name="T1">Введение</text:span></text:span></text:h>
      <text:p text:style-name="P12"><text:span text:style-name="Strong_20_Emphasis"><text:span text:style-name="T2">Цифровая обработка сигналов — это одна из ключевых областей современной науки и техники, охватывающая широкий спектр задач, связанных с анализом, преобразованием и синтезом сигналов с помощью цифровых методов. В основе большинства алгоритмов цифровой обработки лежит использование ортогональных функций, которые позволяют эффективно представлять сигналы в различных базисах. Ортогональные функции обладают уникальным свойством — их скалярное произведение на заданном интервале равно нулю, что обеспечивает минимальную избыточность и упрощает математические операции. Это особенно важно при работе с большими объёмами данных, где требуется высокая производительность и точность вычислений.</text:span></text:span></text:p>
      <text:p text:style-name="P7">Актуальность темы</text:p>
      <text:p text:style-name="P5">Эпоха цифровой трансформации, охватывающая все сферы человеческой деятельности — от прецизионной научной instrumentалии и умных промышленных производств до повседневных коммуникационных устройств и глобальных систем навигации — неразрывно связана с развитием и внедрением технологий цифровой обработки сигналов (ЦОС) и цифровой обработки изображений (ЦОИ). Эти дисциплины составляют не просто фундамент, а своего рода центральную нервную систему современных интеллектуальных систем. Именно алгоритмы ЦОС и ЦОИ обеспечивают «зрение» автономным роботам и системам технического зрения, «слух» и «речь» голосовым помощникам, позволяют распознавать объекты и аномалии на медицинских снимках, анализировать terabytes массивов геоданных для прогнозирования климатических изменений или разведки полезных ископаемых. В контексте экспоненциального роста объемов генерируемых данных, как в рамках интернета вещей (IoT), так и в традиционных измерительных комплексах, центральной проблемой становится не просто обработка, а интеллектуальное сжатие, эффективное представление и выделение значимой информации из исходного сигнала, зачастую искаженного шумами и помехами. Для решения этих задач классический математический аппарат находит мощное выражение в теории ортогональных функций и соответствующих функциональных преобразований. Этот аппарат предоставляет инженерам и исследователям универсальный механизм перекодирования сигнала из его естественного представления (во временной или пространственной области) в альтернативные, зачастую более информативные координаты. Суть подхода заключается в разложении сложного сигнала по базису из простых, заранее известных функций, обладающих свойством ортогональности. Это свойство, аналогичное перпендикулярности векторов, гарантирует отсутствие <text:soft-page-break/>избыточности и взаимного влияния между компонентами разложения, что является ключом к эффективному анализу, сжатию (путем отбрасывания малозначимых компонент) и последующему синтезу сигнала. Таким образом, изучение различных ортогональных базисов — их свойств, вычислительной сложности и семантики — представляет собой критически важное направление для создания более быстрых, точных и энергоэффективных систем обработки информации.</text:p>
      <text:p text:style-name="P3"/>
      <text:p text:style-name="P3"><text:span text:style-name="T5">Цель реферата</text:span> заключается в проведении системного анализа теоретического значения, вычислительных особенностей и областей практической применимости ключевых классов ортогональных функций при решении фундаментальных и прикладных задач в области цифровой обработки сигналов и изображений.</text:p>
      <text:p text:style-name="P3"/>
      <text:p text:style-name="P3">Для последовательного достижения сформулированной цели в работе поставлен и будет решен комплекс взаимосвязанных <text:span text:style-name="T5">задач</text:span>, структурированных по принципу от общих теоретических основ к частным прикладным случаям:</text:p>
      <text:p text:style-name="P3"/>
      <text:p text:style-name="P3">1. <text:s/>Р<text:span text:style-name="T5">аскрыть математическую сущность и фундаментальные преимущества использования ортогональных базисов в ЦОС. </text:span>В данной части будет дано строгое определение ортогональности и полноты системы функций на дискретном множестве точек, проведено сравнение с понятием линейной независимости. Будут детально рассмотрены ключевые преимущества ортогональных разложений: минимизация среднеквадратичной ошибки при усечении ряда (наилучшее приближение в смысле нормы L2), энергетическая интерпретация (равенство Парсеваля, связывающее энергию сигнала с суммой энергий его спектральных компонент), а также возможность раздельной и независимой обработки отдельных спектральных коэффициентов, что является основой для эффективных алгоритмов фильтрации и сжатия. Будут затронуты исторические аспекты и связь с методами математической физики.</text:p>
      <text:p text:style-name="P3"/>
      <text:p text:style-name="P3">2. <text:s/><text:span text:style-name="T5">Описать принцип работы, алгоритмическую сложность и прикладное значение быстрого преобразования Фурье (БПФ).</text:span> Здесь будет проведен анализ классического дискретного преобразования Фурье (ДПФ), основанного на ортогональности дискретных комплексных экспонент, и выявлена его вычислительная неэффективность (квадратичная сложность O(N^2)). Будет <text:soft-page-break/>детально разобран принцип «разделяй и властвуй», лежащий в основе алгоритма БПФ (Кули-Тьюки и другие варианты), позволяющий снизить сложность до O(N log N). Отдельное внимание будет уделено практическому значению БПФ как краеугольного камня современной ЦОС: его роль в спектральном анализе, быстрой свертке, цифровых фильтрах, модуляции и демодуляции сигналов, а также в обработке изображений (двумерное БПФ).</text:p>
      <text:p text:style-name="P3"/>
      <text:p text:style-name="P3">3. <text:s/><text:span text:style-name="T5">Охарактеризовать системы функций Радемахера, Хаара и Уолша, выделив их особенности и области применения.</text:span> В этом разделе будет проведено сравнительное исследование трех важных систем двоичных и кусочно-постоянных ортогональных функций. Будут описаны:</text:p>
      <text:p text:style-name="P3"><text:s text:c="2"/>* <text:span text:style-name="T5">Функции Радемахера</text:span>: их определение как знаков гармонических функций, свойство ортонормированности, но **неполнота** системы. Их роль как строительных блоков для функций Уолша.</text:p>
      <text:p text:style-name="P3"><text:s/>* <text:span text:style-name="T5">Функции Хаара</text:span>: определение как ступенчатых функций с различными масштабами и сдвигами. Будут подчеркнуты их свойства **локальности** во временной области (в отличие от глобальности базиса Фурье) и связь с простейшим **вейвлет-преобразованием**. Области применения: сжатие изображений, анализ особенностей сигналов, быстрые алгоритмы.</text:p>
      <text:p text:style-name="P3"><text:s/>* <text:span text:style-name="T5">Функции Уолша (Уолша-Адамара):</text:span> определение через произведения функций Радемахера. Будут рассмотрены два основных порядка функций (естественный — по Уолшу, и упорядоченный по Адамару), их свойство полноты. Ключевой особенностью является работа в области логической (немодулированной) частоты (частота перепадов знака), что делает их идеальными для анализа и обработки двоичных, прямоугольных и быстропереключающихся сигналов, типичных для цифровых схем, систем связи с фазовой манипуляцией и медицинской диагностики (ЭЭГ, МРТ).</text:p>
      <text:p text:style-name="P3"/>
      <text:p text:style-name="P3">4. <text:s/><text:span text:style-name="T5">Объяснить практическую связь между функциями Уолша и такими системами кодирования, как двоичный код и код Грея.</text:span> В заключительной части будет детально исследована глубокая связь алгебраических и комбинаторных свойств функций Уолша с теорией кодирования. Будет показано, как номер функции Уолша в естественном упорядочении может быть представлен в виде двоичного кода Грея, а ее значения в дискретных точках — связаны с операциями над бинарными представлениями аргумента. Эта связь позволяет эффективно генерировать функции Уолша с помощью цифровых <text:soft-page-break/>регистров сдвига и логических схем, а также строить быстрое преобразование Уолша-Адамара (БПУ), структурно аналогичное БПФ, но состоящее только из операций сложения и вычитания, что критически важно для высокоскоростных и аппаратно-эффективных реализаций в специализированных процессорах (DSP) и FPGA. Также будут кратко затронуты приложения в области спектрального анализа цифровых последовательностей, помехоустойчивого кодирования и криптографии.</text:p>
      <text:p text:style-name="P13"><text:span text:style-name="T3">Объект исследования </text:span><text:span text:style-name="T1">представляет собой обширную и фундаментальную область математических методов и алгоритмических подходов, лежащих в основе современной теории и практики цифровой обработки сигналов (ЦОС). Данная область охватывает комплекс математических моделей, абстрактных представлений и вычислительных процедур, предназначенных для анализа, преобразования, синтеза, сжатия и интерпретации дискретных сигналов и данных. В рамках данного реферата рассмотрение объекта исследования фокусируется не на узкотехнических аспектах реализации, а на методологическом ядре, которое позволяет переводить физические величины (звук, изображение, радиоволны, показания датчиков) в цифровую форму с последующим извлечением из них ценной информации посредством строгих математических операций.</text:span></text:p>
      <text:p text:style-name="P13"><text:span text:style-name="T1"/></text:p>
      <text:p text:style-name="P13"><text:span text:style-name="T3">Предмет исследования</text:span><text:span text:style-name="T1"> существенно конкретизирует и сужает рамки работы, концентрируясь на одном из наиболее мощных и элегантных разделов математического аппарата ЦОС — теории и применениях классов ортогональных функций и непосредственно связанных с ними вычислительных парадигм. В частности, детальному изучению подлежат:</text:span></text:p>
      <text:p text:style-name="P13"><text:span text:style-name="T1">1. <text:s/>Классическая </text:span><text:span text:style-name="T3">тригонометрическая система</text:span><text:span text:style-name="T1"> (комплексная экспонента), порождающая </text:span><text:span text:style-name="T3">преобразование Фурье</text:span><text:span text:style-name="T1"> — краеугольный камень частотного анализа.</text:span></text:p>
      <text:p text:style-name="P13"><text:span text:style-name="T1">2. <text:s/>Система </text:span><text:span text:style-name="T3">функций Радемахера</text:span><text:span text:style-name="T1"> как простейший пример двоичных ортогональных сигналов, играющих роль базовых строительных элементов для более сложных систем.</text:span></text:p>
      <text:p text:style-name="P13"><text:span text:style-name="T1">3. <text:s/>Система </text:span><text:span text:style-name="T3">функций Хаара</text:span><text:span text:style-name="T1"> — исторически первый и простейший базис </text:span><text:span text:style-name="T3">вейвлет-анализа</text:span><text:span text:style-name="T1">, сочетающий свойства ортогональности, локальности и масштабируемости.</text:span></text:p>
      <text:p text:style-name="P13"><text:soft-page-break/><text:span text:style-name="T1">4. <text:s/>Полная система </text:span><text:span text:style-name="T3">функций Уолша (Уолша-Адамара)</text:span><text:span text:style-name="T1">, образующая ортонормированный базис для функций с дискретным аргументом, чья природа идеально соответствует обработке цифровых, прямоугольных сигналов.</text:span></text:p>
      <text:p text:style-name="P13"><text:span text:style-name="T1">В сферу предмета также входят </text:span><text:span text:style-name="T3">алгоритмы</text:span><text:span text:style-name="T1">, обеспечивающие эффективное вычисление соответствующих преобразований (такие как </text:span><text:span text:style-name="T3">Быстрое Преобразование Фурье (БПФ)</text:span><text:span text:style-name="T1"> и </text:span><text:span text:style-name="T3">Быстрое Преобразование Уолша-Адамара (БПУ)</text:span><text:span text:style-name="T1">), а также </text:span><text:span text:style-name="T3">системы кодирования (двоичный код, код Грея)</text:span><text:span text:style-name="T1">, чьи комбинаторные и алгебраические свойства находятся в глубоком структурном соответствии с функциями Уолша и определяют практические способы их генерации и использования.</text:span></text:p>
      <text:p text:style-name="P13"><text:span text:style-name="T1"/></text:p>
      <text:p text:style-name="P13"><text:span text:style-name="T3">Методы исследования</text:span><text:span text:style-name="T1">, применяемые в реферате, представляют собой комплекс взаимодополняющих подходов теоретико-аналитического характера, направленных на достижение системности и глубины изложения:</text:span></text:p>
      <text:p text:style-name="P13"><text:span text:style-name="T1">1. <text:s/></text:span><text:span text:style-name="T3">Анализ и синтез научной и учебно-методической литературы. </text:span><text:span text:style-name="T1">Данный метод предполагает критическое изучение и сопоставление фундаментальных монографий, классических трудов, современных обзорных статей, специализированных публикаций в периодических изданиях и авторитетных образовательных ресурсов, посвященных теории ортогональных разложений и их приложениям в ЦОС.</text:span></text:p>
      <text:p text:style-name="P13"><text:span text:style-name="T1">2. <text:s/></text:span><text:span text:style-name="T3">Систематизация и сравнительный анализ теоретических концепций.</text:span><text:span text:style-name="T1"> На основе изученного материала будет проведена структуризация знаний: выделены ключевые свойства каждого класса функций (ортогональность, полнота, область определения, вид функций), их преимущества и недостатки. Посредством **сравнительного анализа** будут явно противопоставлены, например, глобальный характер базиса Фурье и локальность базиса Хаара, непрерывная частота (Фурье) и частота перепадов (Уолша), что позволит четко определить области целесообразного применения каждого аппарата.</text:span></text:p>
      <text:p text:style-name="P13"><text:span text:style-name="T1">3. <text:s/></text:span><text:span text:style-name="T3">Теоретическое обобщение и формализация.</text:span><text:span text:style-name="T1"> Этот метод направлен на выведение общих принципов, закономерностей и связей, объединяющих различные, на первый взгляд, классы функций. Например, будет показано, как принцип разложения по ортогональному базису является универсальным, а выбор конкретного базиса диктуется характером решаемой задачи и природой обрабатываемого сигнала. Также будет проведена формализация связей между дискретными системами функций и комбинаторными структурами (кодами).</text:span></text:p>
      <text:p text:style-name="P13"><text:span text:style-name="T1"/></text:p>
      <text:p text:style-name="P13"><text:soft-page-break/><text:span text:style-name="T3">Структура работы</text:span><text:span text:style-name="T1"> логически вытекает из последовательности поставленных задач и принципа движения от общих теоретических основ к частным приложениям. Работа организована в виде целостного, последовательного изложения и состоит из следующих взаимосвязанных разделов:</text:span></text:p>
      <text:p text:style-name="P13"><text:span text:style-name="T1"/></text:p>
      <text:p text:style-name="P13"><text:span text:style-name="T1">* <text:s text:c="2"/></text:span><text:span text:style-name="T3">Введение.</text:span><text:span text:style-name="T1"> Содержит обоснование актуальности темы, формулировку цели и задач исследования, определение объекта, предмета и методов работы, а также описание ее структуры.</text:span></text:p>
      <text:p text:style-name="P13"><text:span text:style-name="T1">* <text:s text:c="2"/></text:span><text:span text:style-name="T3">Глава 1.</text:span><text:span text:style-name="T1"> Теоретические основы использования ортогональных базисов в цифровой обработке сигналов. Посвящена решению первой задачи: раскрытию сущности и преимуществ ортогональных разложений.</text:span></text:p>
      <text:p text:style-name="P16"><text:span text:style-name="T1">* <text:s text:c="5"/></text:span><text:span text:style-name="T3">Глава 2.</text:span><text:span text:style-name="T1"> Алгоритм быстрого преобразования Фурье: принцип, эффективность и значение в ЦОС. Содержит детальное описание, отвечающее второй задаче.</text:span></text:p>
      <text:p text:style-name="P13"><text:span text:style-name="T1">* <text:s text:c="2"/></text:span><text:span text:style-name="T3">Глава 3.</text:span><text:span text:style-name="T1"> Сравнительный анализ систем функций Радемахера, Хаара и Уолша. В данной главе решается третья задача — проводится характеристика и сравнение указанных систем.</text:span></text:p>
      <text:p text:style-name="P13"><text:span text:style-name="T1">* <text:s text:c="6"/></text:span><text:span text:style-name="T3">Глава 4.</text:span><text:span text:style-name="T1"> Взаимосвязь функций Уолша с системами двоичного кодирования и ее практическая реализация. Направлена на решение четвертой задачи, объясняющей связь с кодами.</text:span></text:p>
      <text:p text:style-name="P13"><text:span text:style-name="T1">* <text:s text:c="4"/></text:span><text:span text:style-name="T3">Заключение</text:span><text:span text:style-name="T1">. Представляет собой систематизированное резюме основных выводов, полученных в ходе исследования, подтверждение достижения цели работы и оценку полноты решения поставленных задач.</text:span></text:p>
      <text:p text:style-name="P13"><text:span text:style-name="T1">* <text:s text:c="4"/></text:span><text:span text:style-name="T3">Список использованных источников.</text:span><text:span text:style-name="T1"> Содержит перечень всей научной, учебной и справочной литературы, а также иных ресурсов, использованных при подготовке реферата, оформленный в соответствии с установленными стандартами.</text:span></text:p>
      <text:h text:style-name="P10" text:outline-level="3"><text:span text:style-name="Strong_20_Emphasis"><text:span text:style-name="T1">1. Фундаментальная роль и принципиальное значение ортогональных функций в методологии цифровой обработки сигналов</text:span></text:span></text:h>
      <text:p text:style-name="P13"><text:span text:style-name="Strong_20_Emphasis"><text:span text:style-name="T1"/></text:span></text:p>
      <text:p text:style-name="P13"><text:span text:style-name="Strong_20_Emphasis"><text:span text:style-name="T2">Концепция ортогональных функций представляет собой не просто один из математических инструментов, а краеугольный камень, на котором базируется вся методология современной цифровой обработки сигналов (ЦОС). В своей сущности, ортогональные функции формируют полный и непротиворечивый базис в бесконечномерном функциональном пространстве, осуществляя </text:span></text:span><text:soft-page-break/><text:span text:style-name="Strong_20_Emphasis"><text:span text:style-name="T2">прямую и глубокую аналогию с тем, как ортонормированные векторы задают координатные оси в привычном евклидовом геометрическом пространстве. Ключевое и определяющее свойство таких систем — строгое равенство нулю скалярного произведения (интеграла от произведения функций на заданном интервале) для любой пары различных функций входящих в базисный набор. Это свойство, вытекающее из общего математического понятия ортогональности, обеспечивает два фундаментальных преимущества, делающих данные системы незаменимыми:</text:span></text:span></text:p>
      <text:p text:style-name="P13"><text:span text:style-name="Strong_20_Emphasis"><text:span text:style-name="T2">1. <text:s/></text:span></text:span><text:span text:style-name="Strong_20_Emphasis"><text:span text:style-name="T3">Уникальность и однозначность представления</text:span></text:span><text:span text:style-name="Strong_20_Emphasis"><text:span text:style-name="T2">: Любой произвольный сигнал, удовлетворяющий условиям интегрируемости, может быть разложен по выбранному ортогональному базису </text:span></text:span><text:span text:style-name="Strong_20_Emphasis"><text:span text:style-name="T3">единственным образом</text:span></text:span><text:span text:style-name="Strong_20_Emphasis"><text:span text:style-name="T2">. Коэффициенты этого разложения вычисляются независимо друг от друга посредством проектирования сигнала на соответствующие базисные функции, что исключает неоднозначность и обеспечивает устойчивость представления.</text:span></text:span></text:p>
      <text:p text:style-name="P13"><text:span text:style-name="Strong_20_Emphasis"><text:span text:style-name="T2">2. <text:s/></text:span></text:span><text:span text:style-name="Strong_20_Emphasis"><text:span text:style-name="T3">Статистическая и энергетическая независимость коэффициентов:</text:span></text:span><text:span text:style-name="Strong_20_Emphasis"><text:span text:style-name="T2"> Полученные в результате разложения коэффициенты являются </text:span></text:span><text:span text:style-name="Strong_20_Emphasis"><text:span text:style-name="T3">некоррелированными</text:span></text:span><text:span text:style-name="Strong_20_Emphasis"><text:span text:style-name="T2"> (в статистическом смысле для случайных сигналов) и </text:span></text:span><text:span text:style-name="Strong_20_Emphasis"><text:span text:style-name="T3">энергетически разделенными</text:span></text:span><text:span text:style-name="Strong_20_Emphasis"><text:span text:style-name="T2">. Это означает, что информация, переносимая одним коэффициентом, не дублируется и не пересекается с информацией в других коэффициентах, что устраняет избыточность и позволяет оперировать с каждым компонентом разложения изолированно.</text:span></text:span></text:p>
      <text:p text:style-name="P13"><text:span text:style-name="Strong_20_Emphasis"><text:span text:style-name="T2"/></text:span></text:p>
      <text:p text:style-name="P13"><text:span text:style-name="Strong_20_Emphasis"><text:span text:style-name="T2">Применение преобразований, основанных на ортогональных базисах, в технологических цепочках ЦОС является стратегическим и позволяет решать комплекс критически важных прикладных задач, определяющих возможности современных информационных систем:</text:span></text:span></text:p>
      <text:p text:style-name="P13"><text:span text:style-name="Strong_20_Emphasis"><text:span text:style-name="T2"/></text:span></text:p>
      <text:p text:style-name="P13"><text:span text:style-name="Strong_20_Emphasis"><text:span text:style-name="T2">* <text:s text:c="2"/></text:span></text:span><text:span text:style-name="Strong_20_Emphasis"><text:span text:style-name="T3">Эффективное сжатие данных с контролируемыми потерями (Lossy Compression).</text:span></text:span><text:span text:style-name="Strong_20_Emphasis"><text:span text:style-name="T2"> В основе большинства современных алгоритмов сжатия аудио, изображений и видео лежит принцип </text:span></text:span><text:span text:style-name="Strong_20_Emphasis"><text:span text:style-name="T3">энергетической концентрации</text:span></text:span><text:span text:style-name="Strong_20_Emphasis"><text:span text:style-name="T2">. Суть его в том, что при разложении типичных реальных сигналов (речь, естественные изображения) по адекватно подобранному ортогональному базису подавляющая часть энергии (информационной значимости) сигнала сосредотачивается в относительно небольшом подмножестве спектральных коэффициентов, часто соответствующих низкочастотным или плавным компонентам. Остальные коэффициенты, обладающие малой амплитудой, вносят незначительный вклад в воспринимаемое качество. Это открывает возможность для селективного </text:span></text:span><text:soft-page-break/><text:span text:style-name="Strong_20_Emphasis"><text:span text:style-name="T2">отбрасывания или грубого квантования этих малозначимых коэффициентов с минимальным ущербом для субъективного восприятия. Классическими примерами являются стандарты </text:span></text:span><text:span text:style-name="Strong_20_Emphasis"><text:span text:style-name="T3">JPEG</text:span></text:span><text:span text:style-name="Strong_20_Emphasis"><text:span text:style-name="T2"> (использующий дискретное косинусное преобразование — ДКП, производное от преобразования Фурье) и </text:span></text:span><text:span text:style-name="Strong_20_Emphasis"><text:span text:style-name="T3">MPEG</text:span></text:span><text:span text:style-name="Strong_20_Emphasis"><text:span text:style-name="T2">, а также более современные кодеков, использующие вейвлет-преобразования (на основе функций, подобных функциям Хаара).</text:span></text:span></text:p>
      <text:p text:style-name="P13"><text:span text:style-name="Strong_20_Emphasis"><text:span text:style-name="T2"/></text:span></text:p>
      <text:p text:style-name="P13"><text:span text:style-name="Strong_20_Emphasis"><text:span text:style-name="T2">* <text:s text:c="2"/></text:span></text:span><text:span text:style-name="Strong_20_Emphasis"><text:span text:style-name="T3">Тонкий спектральный анализ и частотная фильтрация.</text:span></text:span><text:span text:style-name="Strong_20_Emphasis"><text:span text:style-name="T2"> </text:span></text:span><text:span text:style-name="Strong_20_Emphasis"><text:span text:style-name="T3">Преобразование Фурье</text:span></text:span><text:span text:style-name="Strong_20_Emphasis"><text:span text:style-name="T2"> и его вариации осуществляют декомпозицию сигнала по набору </text:span></text:span><text:span text:style-name="Strong_20_Emphasis"><text:span text:style-name="T3">гармонических (синусоидальных и косинусоидальных) функций</text:span></text:span><text:span text:style-name="Strong_20_Emphasis"><text:span text:style-name="T2">, которые являются собственными функциями оператора сдвига. Это позволяет выполнить переход из </text:span></text:span><text:span text:style-name="Strong_20_Emphasis"><text:span text:style-name="T3">временной (или пространственной) области</text:span></text:span><text:span text:style-name="Strong_20_Emphasis"><text:span text:style-name="T2"> представления сигнала в </text:span></text:span><text:span text:style-name="Strong_20_Emphasis"><text:span text:style-name="T3">частотную (спектральную) область</text:span></text:span><text:span text:style-name="Strong_20_Emphasis"><text:span text:style-name="T2">. В частотной области такие характеристики, как периодичность, тональность, наличие помех определенной полосы частот, становятся наглядными и легко идентифицируемыми. Данный переход является необходимым условием для реализации сложных алгоритмов </text:span></text:span><text:span text:style-name="Strong_20_Emphasis"><text:span text:style-name="T3">цифровой фильтрации</text:span></text:span><text:span text:style-name="Strong_20_Emphasis"><text:span text:style-name="T2"> (низкочастотной, высокочастотной, полосовой), подавления периодических помех, анализа вибраций в машиностроении, обработки речи и биомедицинских сигналов (ЭКГ, ЭЭГ).</text:span></text:span></text:p>
      <text:p text:style-name="P13"><text:span text:style-name="Strong_20_Emphasis"><text:span text:style-name="T2"/></text:span></text:p>
      <text:p text:style-name="P13"><text:span text:style-name="Strong_20_Emphasis"><text:span text:style-name="T2">* <text:s text:c="2"/></text:span></text:span><text:span text:style-name="Strong_20_Emphasis"><text:span text:style-name="T3">Синтез информативных признаков для систем машинного интеллекта.</text:span></text:span><text:span text:style-name="Strong_20_Emphasis"><text:span text:style-name="T2"> В задачах распознавания образов, классификации и машинного обучения исходные сигналы (изображения, звуковые дорожки) обладают слишком высокой размерностью для непосредственной обработки. Ортогональные преобразования выполняют роль мощного инструмента </text:span></text:span><text:span text:style-name="Strong_20_Emphasis"><text:span text:style-name="T3">снижения размерности и выделения инвариантных признаков</text:span></text:span><text:span text:style-name="Strong_20_Emphasis"><text:span text:style-name="T2">. Коэффициенты разложения (или статистики, вычисленные на их основе) формируют </text:span></text:span><text:span text:style-name="Strong_20_Emphasis"><text:span text:style-name="T3">компактный, информационно-насыщенный и зачастую более устойчивый к искажениям дескриптор</text:span></text:span><text:span text:style-name="Strong_20_Emphasis"><text:span text:style-name="T2"> исходного сигнала. Например, коэффициенты Фурье-дескрипторов могут описывать форму объекта, а вейвлет-коэффициенты — его текстуру. Эти дескрипторы затем используются как входные векторы для алгоритмов машинного обучения, существенно повышая их эффективность и скорость работы.</text:span></text:span></text:p>
      <text:p text:style-name="P13"><text:span text:style-name="Strong_20_Emphasis"><text:span text:style-name="T2"/></text:span></text:p>
      <text:p text:style-name="P13"><text:span text:style-name="Strong_20_Emphasis"><text:span text:style-name="T2">* <text:s text:c="2"/></text:span></text:span><text:span text:style-name="Strong_20_Emphasis"><text:span text:style-name="T3">Обеспечение вычислительной реализуемости в системах реального времени.</text:span></text:span><text:span text:style-name="Strong_20_Emphasis"><text:span text:style-name="T2"> Теоретическая красота ортогональных разложений была бы лишь </text:span></text:span><text:soft-page-break/><text:span text:style-name="Strong_20_Emphasis"><text:span text:style-name="T2">математической абстракцией без возможности их </text:span></text:span><text:span text:style-name="Strong_20_Emphasis"><text:span text:style-name="T3">эффективного вычисления</text:span></text:span><text:span text:style-name="Strong_20_Emphasis"><text:span text:style-name="T2"> на цифровых процессорах. Прорывом в этом направлении стало создание </text:span></text:span><text:span text:style-name="Strong_20_Emphasis"><text:span text:style-name="T3">быстрых алгоритмов (Fast Transforms)</text:span></text:span><text:span text:style-name="Strong_20_Emphasis"><text:span text:style-name="T2">, таких как Быстрое Преобразование Фурье (БПФ). Эти алгоритмы, используя симметрии, рекуррентные свойства и принцип "разделяй и властвуй", позволяют снизить вычислительную сложность операций с </text:span></text:span><text:span text:style-name="Strong_20_Emphasis"><text:span text:style-name="T3">O(N²)</text:span></text:span><text:span text:style-name="Strong_20_Emphasis"><text:span text:style-name="T2"> до </text:span></text:span><text:span text:style-name="Strong_20_Emphasis"><text:span text:style-name="T3">O(N log N)</text:span></text:span><text:span text:style-name="Strong_20_Emphasis"><text:span text:style-name="T2">, где N — размерность данных. Именно это экспоненциальное ускорение сделало спектральный анализ, сложную фильтрацию и сжатие возможными не только в мощных вычислительных центрах, но и в мобильных устройствах, встраиваемых системах и системах обработки потокового видео в реальном времени. Существование быстрых версий и для других преобразований (Уолша-Адамара, Хаара) еще больше расширяет область их практического применения.</text:span></text:span></text:p>
      <text:h text:style-name="P10" text:outline-level="3"><text:span text:style-name="Strong_20_Emphasis"><text:span text:style-name="T1">2. Алгоритм быстрого преобразования Фурье (БПФ): архитектурная революция в вычислительной математике и ее центральная роль в обработке сигналов</text:span></text:span></text:h>
      <text:p text:style-name="P13"><text:span text:style-name="Strong_20_Emphasis"><text:span text:style-name="T1"/></text:span></text:p>
      <text:p text:style-name="P13"><text:span text:style-name="Strong_20_Emphasis"><text:span text:style-name="T3">Дискретное преобразование Фурье (ДПФ)</text:span></text:span><text:span text:style-name="Strong_20_Emphasis"><text:span text:style-name="T2"> представляет собой абсолютно фундаментальный и незаменимый инструмент спектрального анализа, позволяющий осуществлять переход от временного представления дискретного сигнала к его частотному спектральному описанию. Данный математический аппарат является краеугольным камнем для широкого спектра операций — от простого определения частотного состава до реализации сложных сверточных фильтров в частотной области. Однако, несмотря на свою теоретическую безупречность и универсальность, прямое и наивное вычисление ДПФ в соответствии с его исходным определением сталкивается с критическим ограничивающим фактором — катастрофически высокой вычислительной сложностью. Для обработки последовательности, состоящей из N отсчетов, требуется выполнить приблизительно </text:span></text:span><text:span text:style-name="Strong_20_Emphasis"><text:span text:style-name="T3">N^2</text:span></text:span><text:span text:style-name="Strong_20_Emphasis"><text:span text:style-name="T2"> комплексных умножений и сложений. Такая квадратичная зависимость </text:span></text:span><text:span text:style-name="Strong_20_Emphasis"><text:span text:style-name="T3">O(N^2)</text:span></text:span><text:span text:style-name="Strong_20_Emphasis"><text:span text:style-name="T2"> делает прямое вычисление ДПФ абсолютно непрактичным, ресурсоемким и зачастую невозможным для работы со сколь-либо значительными объемами данных, характерными для современных задач обработки звука высокой четкости, мегапиксельных изображений или длительных временных рядов в реальном времени.</text:span></text:span></text:p>
      <text:p text:style-name="P13"><text:span text:style-name="Strong_20_Emphasis"><text:span text:style-name="T2"/></text:span></text:p>
      <text:p text:style-name="P13"><text:span text:style-name="Strong_20_Emphasis"><text:span text:style-name="T3">Алгоритм быстрого преобразования Фурье (БПФ)</text:span></text:span><text:span text:style-name="Strong_20_Emphasis"><text:span text:style-name="T2"> — это не единичный метод, а целое семейство высокооптимизированных вычислительных процедур, которые кардинально решают проблему сложности. Суть революции, которую </text:span></text:span><text:soft-page-break/><text:span text:style-name="Strong_20_Emphasis"><text:span text:style-name="T2">принес БПФ, заключается в сокращении требуемого количества арифметических операций с O(N^2) до гораздо более приемлемой O(N log N). Это логарифмический фактор приводит к феноменальному ускорению: для массива, скажем, из 1024 точек (2^10), ускорение составляет примерно 100 раз; для 1 048 576 точек (2^20) — более чем в 50 000 раз. Ключевая интеллектуальная идея, лежащая в основе наиболее распространенного алгоритма БПФ с основанием 2 (алгоритм </text:span></text:span><text:span text:style-name="Strong_20_Emphasis"><text:span text:style-name="T3">Кули-Тьюки</text:span></text:span><text:span text:style-name="Strong_20_Emphasis"><text:span text:style-name="T2">), базируется на парадигме "разделяй и властвуй". Она заключается в рекурсивном разбиении исходной N-точечной последовательности данных на две независимые подпоследовательности половинной длины: одну, составленную из элементов с четными индексами, и другую — из элементов с нечетными индексами. Далее ДПФ вычисляется для каждой из этих более коротких последовательностей, что само по себе требует меньше операций. Финальным и элегантным шагом является синтез полного N-точечного ДПФ из двух полученных половинных ДПФ. Этот синтез осуществляется путем специальной комбинации результатов с использованием предварительно вычисленных комплексных коэффициентов, известных как "поворачивающие множители" (twiddle factors), которые по своей сути являются степенями комплексного корня из единицы. Рекурсивное применение этой процедуры деления до тех пор, пока не будут достигнуты тривиальные ДПФ длины 2, и формирует сверхэффективный вычислительный граф.</text:span></text:span></text:p>
      <text:p text:style-name="P13"><text:span text:style-name="Strong_20_Emphasis"><text:span text:style-name="T2"/></text:span></text:p>
      <text:p text:style-name="P13"><text:span text:style-name="Strong_20_Emphasis"><text:span text:style-name="T2">Значение и влияние алгоритма БПФ на всю область обработки изображений и сигналов в целом невозможно переоценить; его можно смело назвать технологическим энзимом, сделавшим цифровую обработку практической реальностью. В обработке изображений БПФ служит вычислительным двигателем для частотной фильтрации: он позволяет реализовывать такие операции, как низкочастотная фильтрация для сглаживания и подавления шума, высокочастотная фильтрация для повышения резкости и выделения контуров, а также полосовая фильтрация для выделения определенных текстурных паттернов. На его основе работают методы спектрального анализа текстур, используемые в задачах классификации материалов и сегментации. Подавляющее большинство алгоритмов сжатия с потерями (например, стандарты JPEG и его преемники) на критически важном этапе используют ДПФ или его близкого родственника — дискретное косинусное преобразование (ДКП), вычисляемое аналогичными быстрыми методами. Кроме того, БПФ является сердцем алгоритмов корреляции и свертки в частотной области, что находит применение в задачах сопоставления изображений, регистрации и </text:span></text:span><text:soft-page-break/><text:span text:style-name="Strong_20_Emphasis"><text:span text:style-name="T2">распознавания образов. Без существования высокоскоростного алгоритма БПФ реализация всех этих технологий в системах, работающих в режиме реального времени — будь то в медицинских сканерах, системах видеонаблюдения, смартфонах или научных приборах — была бы принципиально невозможна из-за непосильных вычислительных затрат. Таким образом, БПФ трансформировал преобразование Фурье из мощного, но громоздкого аналитического инструмента в живой, дышащий механизм, встроенный в миллиарды электронных устройств по всему миру.</text:span></text:span></text:p>
      <text:h text:style-name="P10" text:outline-level="3"><text:span text:style-name="Strong_20_Emphasis"><text:span text:style-name="T1">3. Системы ортогональных функций: Радемахера, Хаара, Уолша</text:span></text:span></text:h>
      <text:p text:style-name="P3">Помимо гармонического базиса Фурье, в ЦОС широко используются системы функций, принимающих значения +1 и -1 (или 0 и 1). Они особенно эффективны для обработки цифровых сигналов, так как их вычисление не требует операций умножения.</text:p>
      <text:h text:style-name="P4" text:outline-level="4"><text:span text:style-name="Strong_20_Emphasis">3.1. Функции Радемахера: фундаментальный двоичный базис и его роль в синтезе сложных ортогональных систем</text:span></text:h>
      <text:p text:style-name="P3"><text:span text:style-name="Strong_20_Emphasis"/></text:p>
      <text:p text:style-name="P3"><text:span text:style-name="Strong_20_Emphasis"><text:span text:style-name="T6">Функции Радемахера представляют собой каноническую последовательность элементарных двоичных функций, принимающих на заданном интервале нормирования всего два возможных дискретных значения: +1 и -1. С формально-математической точки зрения, они определяются как знаковая функция от стандартной гармонической синусоиды с удваивающейся частотой для каждого последующего члена последовательности:</text:span></text:span></text:p>
      <text:p text:style-name="P3"><text:span text:style-name="Strong_20_Emphasis"><text:span text:style-name="T6"/></text:span></text:p>
      <text:p text:style-name="P6"><text:span text:style-name="Strong_20_Emphasis"><text:span text:style-name="T5">rk(t) = sign( sin(2^k * π * t) ), где k = 0, 1, 2, …</text:span></text:span></text:p>
      <text:p text:style-name="P3"><text:span text:style-name="Strong_20_Emphasis"><text:span text:style-name="T6"/></text:span></text:p>
      <text:p text:style-name="P3"><text:span text:style-name="Strong_20_Emphasis"><text:span text:style-name="T6">Графически каждая функция Радемахера представляет собой периодическую прямоугольную волну, или меандр, с периодом, равным </text:span></text:span><text:span text:style-name="Strong_20_Emphasis"><text:span text:style-name="T5">T = 1 / (2^(k-1))</text:span></text:span><text:span text:style-name="Strong_20_Emphasis"><text:span text:style-name="T6"> для k &gt;= 1, и с числом переключений знака (переходов через ноль) за единичный интервал, равным </text:span></text:span><text:span text:style-name="Strong_20_Emphasis"><text:span text:style-name="T5">2^k</text:span></text:span><text:span text:style-name="Strong_20_Emphasis"><text:span text:style-name="T6">. Это определение порождает иерархическую систему, в которой каждая последующая функция имеет ровно в два раза большую "частоту перепадов", чем предыдущая. Несмотря на их внешнюю простоту, функции Радемахера образуют строго ортогональную систему на интервале [0, 1), что является их ключевым свойством. Ортогональность в данном контексте означает, что интеграл от произведения любых двух различных функций Радемахера по этому интервалу тождественно равен нулю. Однако критически </text:span></text:span><text:soft-page-break/><text:span text:style-name="Strong_20_Emphasis"><text:span text:style-name="T6">важным является тот факт, что система функций Радемахера является </text:span></text:span><text:span text:style-name="Strong_20_Emphasis"><text:span text:style-name="T5">неполной</text:span></text:span><text:span text:style-name="Strong_20_Emphasis"><text:span text:style-name="T6">. Это означает, что линейными комбинациями конечного числа функций Радемахера невозможно точно представить произвольную функцию с конечной энергией, заданную на том же интервале. Данное свойство фундаментально ограничивает их прямое использование для разложения широкого класса сигналов, но одновременно открывает им другую, не менее важную роль: они служат примитивными строительными блоками, "атомами", для конструирования более сложных и мощных полных ортогональных систем.</text:span></text:span></text:p>
      <text:p text:style-name="P3"><text:span text:style-name="Strong_20_Emphasis"><text:span text:style-name="T6"/></text:span></text:p>
      <text:p text:style-name="P3"><text:span text:style-name="Strong_20_Emphasis"><text:span text:style-name="T5">Детализация основных свойств функций Радемахера:</text:span></text:span></text:p>
      <text:p text:style-name="P3"><text:span text:style-name="Strong_20_Emphasis"><text:span text:style-name="T6"/></text:span></text:p>
      <text:p text:style-name="P3"><text:span text:style-name="Strong_20_Emphasis"><text:span text:style-name="T6">* <text:s text:c="2"/></text:span></text:span><text:span text:style-name="Strong_20_Emphasis"><text:span text:style-name="T5">Ортогональность и нормированность:</text:span></text:span><text:span text:style-name="Strong_20_Emphasis"><text:span text:style-name="T6"> Как уже отмечалось, функции Радемахера попарно ортогональны. Более того, при соответствующей нормировке их можно сделать </text:span></text:span><text:span text:style-name="Strong_20_Emphasis"><text:span text:style-name="T5">ортонормированными</text:span></text:span><text:span text:style-name="Strong_20_Emphasis"><text:span text:style-name="T6">, то есть интеграл от квадрата каждой функции на интервале [0,1) будет равен единице. Это свойство обеспечивает некоррелированность и энергетическую независимость коэффициентов в гипотетическом разложении.</text:span></text:span></text:p>
      <text:p text:style-name="P3"><text:span text:style-name="Strong_20_Emphasis"><text:span text:style-name="T6"/></text:span></text:p>
      <text:p text:style-name="P3"><text:span text:style-name="Strong_20_Emphasis"><text:span text:style-name="T6">* <text:s text:c="2"/></text:span></text:span><text:span text:style-name="Strong_20_Emphasis"><text:span text:style-name="T5">Простота генерации и аппаратная реализуемость:</text:span></text:span><text:span text:style-name="Strong_20_Emphasis"><text:span text:style-name="T6"> Функции Радемахера являются идеальными объектами для цифровой техники. Их бинарная природа (состояние "+1" может кодироваться логической "1", а "-1" — логическим "0" или наоборот) позволяет генерировать и обрабатывать их с помощью простейших цифровых схем: счетчиков, регистров сдвига и логических элементов. Эта простота обуславливает их высокую вычислительную эффективность и низкие требования к ресурсам процессора.</text:span></text:span></text:p>
      <text:p text:style-name="P3"><text:span text:style-name="Strong_20_Emphasis"><text:span text:style-name="T6"/></text:span></text:p>
      <text:p text:style-name="P3"><text:span text:style-name="Strong_20_Emphasis"><text:span text:style-name="T6">* <text:s text:c="2"/></text:span></text:span><text:span text:style-name="Strong_20_Emphasis"><text:span text:style-name="T5">Универсальность как строительного материала:</text:span></text:span><text:span text:style-name="Strong_20_Emphasis"><text:span text:style-name="T6"> Главная теоретическая ценность функций Радемахера заключается в их способности служить основой для синтеза других, более мощных ортогональных базисов. Наиболее значимым производным от них объектом является </text:span></text:span><text:span text:style-name="Strong_20_Emphasis"><text:span text:style-name="T5">полная система функций Уолша</text:span></text:span><text:span text:style-name="Strong_20_Emphasis"><text:span text:style-name="T6">. Функции Уолша определяются как взятые в определенном порядке произведения (мультипликативные комбинации) различных функций Радемахера. Таким образом, функции Радемахера задают элементарные "координатные оси" в пространстве двоичных функций, а функции Уолша формируют полный координатный базис в этом пространстве. Они также тесно </text:span></text:span><text:soft-page-break/><text:span text:style-name="Strong_20_Emphasis"><text:span text:style-name="T6">связаны с функциями Хаара, которые могут быть выражены через разности функций Уолша определенных порядков.</text:span></text:span></text:p>
      <text:p text:style-name="P3"><text:span text:style-name="Strong_20_Emphasis"><text:span text:style-name="T6"/></text:span></text:p>
      <text:p text:style-name="P3"><text:span text:style-name="Strong_20_Emphasis"><text:span text:style-name="T5">Области практического применения функций Радемахера в цифровой обработке сигналов:</text:span></text:span></text:p>
      <text:p text:style-name="P3"><text:span text:style-name="Strong_20_Emphasis"><text:span text:style-name="T6"/></text:span></text:p>
      <text:p text:style-name="P3"><text:span text:style-name="Strong_20_Emphasis"><text:span text:style-name="T6">Хотя прямое разложение по функциям Радемахера ограничено из-за неполноты системы, они активно применяются в ряде специализированных областей ЦОС:</text:span></text:span></text:p>
      <text:p text:style-name="P3"><text:span text:style-name="Strong_20_Emphasis"><text:span text:style-name="T6">1. <text:s/></text:span></text:span><text:span text:style-name="Strong_20_Emphasis"><text:span text:style-name="T5">Теория и практика кодирования:</text:span></text:span><text:span text:style-name="Strong_20_Emphasis"><text:span text:style-name="T6"> Последовательности Радемахера используются как тестовые и кодовые последовательности благодаря своей ортогональности и хорошим автокорреляционным свойствам. Они находят применение в системах связи с кодовым разделением каналов (CDMA) в качестве одного из возможных вариантов кодирующих последовательностей.</text:span></text:span></text:p>
      <text:p text:style-name="P3"><text:span text:style-name="Strong_20_Emphasis"><text:span text:style-name="T6">2. <text:s/></text:span></text:span><text:span text:style-name="Strong_20_Emphasis"><text:span text:style-name="T5">Спектральный анализ немодулированных сигналов:</text:span></text:span><text:span text:style-name="Strong_20_Emphasis"><text:span text:style-name="T6"> Для анализа сигналов, которые по своей природе являются прямоугольными, релейными или принимают дискретные значения (например, цифровые потоки данных, сигналы с широтно-импульсной модуляцией), спектральный анализ на базе функций Радемахера или порожденных от них функций Уолша (анализ по частоте перепадов) часто оказывается более информативным и адекватным, чем классический гармонический анализ Фурье.</text:span></text:span></text:p>
      <text:p text:style-name="P3"><text:span text:style-name="Strong_20_Emphasis"><text:span text:style-name="T6">3. <text:s/></text:span></text:span><text:span text:style-name="Strong_20_Emphasis"><text:span text:style-name="T5">Сжатие данных специфической природы:</text:span></text:span><text:span text:style-name="Strong_20_Emphasis"><text:span text:style-name="T6"> Для классов сигналов, которые хорошо аппроксимируются комбинациями прямоугольных волн, разложение по производным системам (Уолша, Хаара) может обеспечить более эффективное сжатие, чем ДКП, так как требует меньшего числа значимых коэффициентов для описания резких переходов.</text:span></text:span></text:p>
      <text:p text:style-name="P3"><text:span text:style-name="Strong_20_Emphasis"><text:span text:style-name="T6">4. <text:s/></text:span></text:span><text:span text:style-name="Strong_20_Emphasis"><text:span text:style-name="T5">Фундамент для быстрых преобразований:</text:span></text:span><text:span text:style-name="Strong_20_Emphasis"><text:span text:style-name="T6"> Простота функций Радемахера лежит в основе алгоритмов быстрого преобразования Уолша-Адамара (БПУ), которые, подобно БПФ, имеют сложность </text:span></text:span><text:span text:style-name="Strong_20_Emphasis"><text:span text:style-name="T5">O(N log N)</text:span></text:span><text:span text:style-name="Strong_20_Emphasis"><text:span text:style-name="T6">, но состоят исключительно из операций сложения и вычитания, что исключительно важно для высокоскоростной и энергоэффективной обработки.</text:span></text:span></text:p>
      <text:p text:style-name="P3"><text:span text:style-name="Strong_20_Emphasis"><text:span text:style-name="T6"/></text:span></text:p>
      <text:p text:style-name="P3"><text:span text:style-name="Strong_20_Emphasis"><text:span text:style-name="T6">Таким образом, функции Радемахера, являясь относительно простым математическим объектом, играют роль фундаментального концептуального и практического звена, связывающего теорию ортогональных разложений с нуждами обработки дискретных и цифровых сигналов.</text:span></text:span></text:p>
      <text:h text:style-name="P14" text:outline-level="4"><text:soft-page-break/><text:span text:style-name="Strong_20_Emphasis"><text:span text:style-name="T1">3.2. Функции Хаара: пионерский вейвлет-базис с локальной поддержкой и его приложения в анализе сингулярностей</text:span></text:span></text:h>
      <text:p text:style-name="P13"><text:span text:style-name="Strong_20_Emphasis"><text:span text:style-name="T1"/></text:span></text:p>
      <text:p text:style-name="P13"><text:span text:style-name="Strong_20_Emphasis"><text:span text:style-name="T1">Функции Хаара, </text:span></text:span><text:span text:style-name="Strong_20_Emphasis"><text:span text:style-name="T2">впервые математически описанные венгерским ученым Альфредом Хааром в 1910 году, представляют собой исторически первый и структурно наиболее простой пример полной ортонормированной системы функций, обладающих свойством компактного носителя — то есть каждая функция отлична от нуля лишь на ограниченном интервале. Данная система является рекурсивно определяемой и принимает на заданном интервале нормирования (обычно [0, 1)) всего три возможных значения: +1, -1 и 0. Ее базис формируется из одной масштабирующей (скейлинг-) функции и бесконечного семейства вейвлет-функций, которые задаются двумя целочисленными параметрами: масштабом (уровнем детализации) `j` и позицией (сдвигом) `k`. Каноническое определение вейвлета Хаара имеет вид прямоугольного импульса:</text:span></text:span></text:p>
      <text:p text:style-name="P13"><text:span text:style-name="Strong_20_Emphasis"><text:span text:style-name="T2"/></text:span></text:p>
      <text:p text:style-name="P16"><text:span text:style-name="Strong_20_Emphasis"><text:span text:style-name="T3"><text:tab/>ψ_{j,k}(t)</text:span></text:span><text:span text:style-name="Strong_20_Emphasis"><text:span text:style-name="T2"> =</text:span></text:span></text:p>
      <text:p text:style-name="P16"><text:span text:style-name="Strong_20_Emphasis"><text:span text:style-name="T2"><text:tab/><text:tab/>* <text:s text:c="2"/></text:span></text:span><text:span text:style-name="Strong_20_Emphasis"><text:span text:style-name="T3">+ 2^{j/2}</text:span></text:span><text:span text:style-name="Strong_20_Emphasis"><text:span text:style-name="T2">, для t ∈ [ (k-1)/2^j, (k-0.5)/2^j )</text:span></text:span></text:p>
      <text:p text:style-name="P16"><text:span text:style-name="Strong_20_Emphasis"><text:span text:style-name="T2"><text:tab/><text:tab/>* <text:s text:c="2"/></text:span></text:span><text:span text:style-name="Strong_20_Emphasis"><text:span text:style-name="T3">- 2^{j/2}</text:span></text:span><text:span text:style-name="Strong_20_Emphasis"><text:span text:style-name="T2">, для t ∈ [ (k-0.5)/2^j, k/2^j )</text:span></text:span></text:p>
      <text:p text:style-name="P16"><text:span text:style-name="Strong_20_Emphasis"><text:span text:style-name="T2"><text:tab/><text:tab/>* <text:s/></text:span></text:span><text:span text:style-name="Strong_20_Emphasis"><text:span text:style-name="T3"><text:s/>0,</text:span></text:span><text:span text:style-name="Strong_20_Emphasis"><text:span text:style-name="T2"> в остальных случаях.</text:span></text:span></text:p>
      <text:p text:style-name="P13"><text:span text:style-name="Strong_20_Emphasis"><text:span text:style-name="T2"/></text:span></text:p>
      <text:p text:style-name="P13"><text:span text:style-name="Strong_20_Emphasis"><text:span text:style-name="T2">Множитель </text:span></text:span><text:span text:style-name="Strong_20_Emphasis"><text:span text:style-name="T3">2^{j/2}</text:span></text:span><text:span text:style-name="Strong_20_Emphasis"><text:span text:style-name="T2"> обеспечивает ортонормированность базиса. Базис Хаара является не просто ортогональной системой, а прототипом дискретного вейвлет-преобразования (ДВП), что определяет его фундаментальное значение в современной обработке сигналов. В отличие от глобальных синусоид Фурье, каждая функция Хаара "живет" на строго определенном и малом подынтервале, что делает этот базис исключительно приспособленным для анализа нестационарных сигналов, содержащих резкие изменения, разрывы и локальные особенности.</text:span></text:span></text:p>
      <text:p text:style-name="P13"><text:span text:style-name="Strong_20_Emphasis"><text:span text:style-name="T2"/></text:span></text:p>
      <text:p text:style-name="P13"><text:span text:style-name="Strong_20_Emphasis"><text:span text:style-name="T3">Детализация ключевых свойств и преимуществ функций Хаара:</text:span></text:span></text:p>
      <text:p text:style-name="P13"><text:span text:style-name="Strong_20_Emphasis"><text:span text:style-name="T2"/></text:span></text:p>
      <text:p text:style-name="P13"><text:span text:style-name="Strong_20_Emphasis"><text:span text:style-name="T2">* <text:s text:c="2"/></text:span></text:span><text:span text:style-name="Strong_20_Emphasis"><text:span text:style-name="T3">Ортонормированность и полнота:</text:span></text:span><text:span text:style-name="Strong_20_Emphasis"><text:span text:style-name="T2"> Функции Хаара не только попарно ортогональны, но и образуют </text:span></text:span><text:span text:style-name="Strong_20_Emphasis"><text:span text:style-name="T3">полную</text:span></text:span><text:span text:style-name="Strong_20_Emphasis"><text:span text:style-name="T2"> систему в пространстве </text:span></text:span><text:span text:style-name="Strong_20_Emphasis"><text:span text:style-name="T3">L^2[0,1]</text:span></text:span><text:span text:style-name="Strong_20_Emphasis"><text:span text:style-name="T2">. Это </text:span></text:span><text:soft-page-break/><text:span text:style-name="Strong_20_Emphasis"><text:span text:style-name="T2">означает, что любую функцию с конечной энергией на этом интервале можно сколь угодно точно аппроксимировать линейной комбинацией функций Хаара. Данное свойство кардинально отличает их от функций Радемахера и делает их полноценным инструментом для разложения произвольных сигналов.</text:span></text:span></text:p>
      <text:p text:style-name="P13"><text:span text:style-name="Strong_20_Emphasis"><text:span text:style-name="T2"/></text:span></text:p>
      <text:p text:style-name="P13"><text:span text:style-name="Strong_20_Emphasis"><text:span text:style-name="T2">* <text:s text:c="2"/></text:span></text:span><text:span text:style-name="Strong_20_Emphasis"><text:span text:style-name="T3">Компактный носитель и локальность:</text:span></text:span><text:span text:style-name="Strong_20_Emphasis"><text:span text:style-name="T2"> Наиболее революционное свойство базиса Хаара — конечная длительность (носитель) каждой вейвлет-функции, которая экспоненциально уменьшается с ростом масштаба `j`. Эта локальность во временной (или пространственной) области позволяет проводить анализ сигнала с привязкой к конкретному моменту времени или участку изображения. Коэффициент разложения, соответствующий конкретной функции Хаара, несет информацию об особенностях сигнала (например, скачке производной) именно на том интервале, где эта функция определена.</text:span></text:span></text:p>
      <text:p text:style-name="P13"><text:span text:style-name="Strong_20_Emphasis"><text:span text:style-name="T2"/></text:span></text:p>
      <text:p text:style-name="P13"><text:span text:style-name="Strong_20_Emphasis"><text:span text:style-name="T2">* <text:s text:c="2"/></text:span></text:span><text:span text:style-name="Strong_20_Emphasis"><text:span text:style-name="T3">Многоразмерность (Multiresolution Analysis - MRA)</text:span></text:span><text:span text:style-name="Strong_20_Emphasis"><text:span text:style-name="T2">: Система Хаара является простейшим примером реализации концепции </text:span></text:span><text:span text:style-name="Strong_20_Emphasis"><text:span text:style-name="T3">многоразмерного анализа</text:span></text:span><text:span text:style-name="Strong_20_Emphasis"><text:span text:style-name="T2">. Она позволяет представлять сигнал на различных уровнях детализации (`j`): грубые аппроксимации (низкие частоты, большие масштабы) и детализирующие коэффициенты (высокие частоты, малые масштабы). Это дает естественный иерархический способ анализа данных, где можно последовательно "приближаться" к особенностям сигнала.</text:span></text:span></text:p>
      <text:p text:style-name="P13"><text:span text:style-name="Strong_20_Emphasis"><text:span text:style-name="T2"/></text:span></text:p>
      <text:p text:style-name="P13"><text:span text:style-name="Strong_20_Emphasis"><text:span text:style-name="T2">* <text:s text:c="2"/></text:span></text:span><text:span text:style-name="Strong_20_Emphasis"><text:span text:style-name="T3">Вычислительная эффективность и простота реализации:</text:span></text:span><text:span text:style-name="Strong_20_Emphasis"><text:span text:style-name="T2"> Алгоритм быстрого вейвлет-преобразования на основе базиса Хаара (так называемое преобразование Малла) обладает линейной сложностью </text:span></text:span><text:span text:style-name="Strong_20_Emphasis"><text:span text:style-name="T3">O(N)</text:span></text:span><text:span text:style-name="Strong_20_Emphasis"><text:span text:style-name="T2"> и состоит исключительно из элементарных операций сложения, вычитания и деления на 2 (битового сдвига в цифровых системах). Это делает его одним из самых быстрых преобразований, идеально подходящим для реализации в реальном времени на малопроизводительных процессорах, программируемых логических интегральных схемах (ПЛИС) и встраиваемых системах.</text:span></text:span></text:p>
      <text:p text:style-name="P13"><text:span text:style-name="Strong_20_Emphasis"><text:span text:style-name="T2"/></text:span></text:p>
      <text:p text:style-name="P13"><text:span text:style-name="Strong_20_Emphasis"><text:span text:style-name="T3">Широкий спектр практических применений функций Хаара в ЦОС и ЦОИ:</text:span></text:span></text:p>
      <text:p text:style-name="P13"><text:span text:style-name="Strong_20_Emphasis"><text:span text:style-name="T2"/></text:span></text:p>
      <text:p text:style-name="P13"><text:soft-page-break/><text:span text:style-name="Strong_20_Emphasis"><text:span text:style-name="T2">1. <text:s/></text:span></text:span><text:span text:style-name="Strong_20_Emphasis"><text:span text:style-name="T3">Сжатие изображений и сигналов:</text:span></text:span><text:span text:style-name="Strong_20_Emphasis"><text:span text:style-name="T2"> Благодаря своей способности эффективно представлять контуры и резкие переходы, вейвлеты Хаара нашли применение в ранних стандартах сжатия изображений (например, они используются в алгоритме </text:span></text:span><text:span text:style-name="Strong_20_Emphasis"><text:span text:style-name="T3">HAAR0</text:span></text:span><text:span text:style-name="Strong_20_Emphasis"><text:span text:style-name="T2">). Их принцип лежит в основе более совершенных стандартов </text:span></text:span><text:span text:style-name="Strong_20_Emphasis"><text:span text:style-name="T3">JPEG 2000</text:span></text:span><text:span text:style-name="Strong_20_Emphasis"><text:span text:style-name="T2">, где используются более гладкие вейвлеты, но сама идея многоразмерного вейвлет-разложения является центральной.</text:span></text:span></text:p>
      <text:p text:style-name="P13"><text:span text:style-name="Strong_20_Emphasis"><text:span text:style-name="T2">2. <text:s/></text:span></text:span><text:span text:style-name="Strong_20_Emphasis"><text:span text:style-name="T3">Обнаружение и анализ особенностей (Feature Detection):</text:span></text:span><text:span text:style-name="Strong_20_Emphasis"><text:span text:style-name="T2"> Локальность базиса делает его идеальным инструментом для детектирования краев на изображениях, скачков в сигналах, импульсных помех и точек разрыва. Коэффициенты Хаара на мелких масштабах (`j`) четко выделяют позиции таких сингулярностей.</text:span></text:span></text:p>
      <text:p text:style-name="P13"><text:span text:style-name="Strong_20_Emphasis"><text:span text:style-name="T2">3. <text:s/></text:span></text:span><text:span text:style-name="Strong_20_Emphasis"><text:span text:style-name="T3">Обработка и фильтрация в вейвлет-области:</text:span></text:span><text:span text:style-name="Strong_20_Emphasis"><text:span text:style-name="T2"> Аналогично Фурье-области, можно выполнять нелинейную фильтрацию сигналов, обнуляя или ослабляя малозначимые детализирующие коэффициенты на определенных масштабах или в определенных пространственных позициях. Это используется для подавления импульсного шума ("соль-перец") на изображениях при сохранении четкости границ.</text:span></text:span></text:p>
      <text:p text:style-name="P13"><text:span text:style-name="Strong_20_Emphasis"><text:span text:style-name="T2">4. <text:s/></text:span></text:span><text:span text:style-name="Strong_20_Emphasis"><text:span text:style-name="T3">Анализ временных рядов и сигналов: </text:span></text:span><text:span text:style-name="Strong_20_Emphasis"><text:span text:style-name="T2">В задачах анализа финансовых данных, биомедицинских сигналов (ЭКГ, ЭЭГ) и акустики вейвлет-преобразование Хаара позволяет отделить трендовую составляющую (аппроксимация) от кратковременных выбросов и шумов (детали).</text:span></text:span></text:p>
      <text:p text:style-name="P13"><text:span text:style-name="Strong_20_Emphasis"><text:span text:style-name="T2">5. <text:s/></text:span></text:span><text:span text:style-name="Strong_20_Emphasis"><text:span text:style-name="T3">Быстрые алгоритмы в научных вычислениях:</text:span></text:span><text:span text:style-name="Strong_20_Emphasis"><text:span text:style-name="T2"> Простота базиса Хаара позволяет использовать его для ускорения численного решения дифференциальных уравнений, алгоритмов линейной алгебры (быстрое умножение матриц) и в других областях, где важна локальность представления данных.</text:span></text:span></text:p>
      <text:p text:style-name="P13"><text:span text:style-name="Strong_20_Emphasis"><text:span text:style-name="T2"/></text:span></text:p>
      <text:p text:style-name="P13"><text:span text:style-name="Strong_20_Emphasis"><text:span text:style-name="T2">Таким образом, функции Хаара, будучи первым и простейшим вейвлет-базисом, заложили основу для целого направления в обработке сигналов — вейвлет-анализа. Их сила заключается в уникальном сочетании локальности, ортогональности, полноты и вычислительной простоты, что обеспечило им прочное место в арсенале методов для анализа нестационарных данных и сигналов с ярко выраженными локальными особенностями.</text:span></text:span></text:p>
      <text:h text:style-name="P4" text:outline-level="4"><text:span text:style-name="Strong_20_Emphasis">3.3. Функции Уолша: полный ортогональный базис для двоичных частот и его приложения в цифровых системах</text:span></text:h>
      <text:p text:style-name="P3"><text:span text:style-name="Strong_20_Emphasis"/></text:p>
      <text:p text:style-name="P3"><text:soft-page-break/><text:span text:style-name="Strong_20_Emphasis">Функции Уолша </text:span><text:span text:style-name="Strong_20_Emphasis"><text:span text:style-name="T6">представляют собой полную систему ортогональных функций, принимающих на заданном интервале нормирования (обычно [0, 1)) всего два дискретных значения: +1 и -1. В отличие от периодических синусоид Фурье, они являются кусочно-постоянными функциями, что делает их математическим идеалом для обработки цифровых, релейных и прямоугольных сигналов. Данная система может быть определена различными эквивалентными способами, но наиболее концептуально важным является ее построение на основе более простых функций Радемахера. Каждая функция Уолша с определенным номером представляет собой произведение (мультипликативную комбинацию) выбранных функций Радемахера. Ключевую роль играет способ упорядочения этих функций, который определяет структуру их спектральных свойств. Наибольшее практическое значение имеют два упорядочения: по Уолшу (естественное, или по частости) и по Адамару (упорядоченное. В естественном упорядочении (по Уолшу) функции располагаются в порядке возрастания числа пересечений нуля (перепадов знака) на интервале, что является аналогом частоты в гармоническом анализе и называется </text:span></text:span><text:span text:style-name="Strong_20_Emphasis"><text:span text:style-name="T5">логической частотой или частотой перепадов</text:span></text:span><text:span text:style-name="Strong_20_Emphasis"><text:span text:style-name="T6">. Это упорядочение имеет глубокую связь с </text:span></text:span><text:span text:style-name="Strong_20_Emphasis"><text:span text:style-name="T5">рефлексивным двоичным кодом Грея</text:span></text:span><text:span text:style-name="Strong_20_Emphasis"><text:span text:style-name="T6"> что упрощает процедуры генерации и алгоритмической обработки.</text:span></text:span></text:p>
      <text:p text:style-name="P3"><text:span text:style-name="Strong_20_Emphasis"><text:span text:style-name="T6"/></text:span></text:p>
      <text:p text:style-name="P3"><text:span text:style-name="Strong_20_Emphasis"><text:span text:style-name="T6">Таким образом, функции Уолша заполняют пробел, оставленный системой Радемахера: они образуют </text:span></text:span><text:span text:style-name="Strong_20_Emphasis"><text:span text:style-name="T5">полный ортонормированный базис</text:span></text:span><text:span text:style-name="Strong_20_Emphasis"><text:span text:style-name="T6"> в пространстве функций, интегрируемых с квадратом на [0,1). Это означает, что любой сигнал с конечной энергией может быть единственным образом разложен в обобщенный ряд Уолша (спектр Уолша), а затем восстановлен с заданной точностью.</text:span></text:span></text:p>
      <text:p text:style-name="P3"><text:span text:style-name="Strong_20_Emphasis"><text:span text:style-name="T6"/></text:span></text:p>
      <text:p text:style-name="P3"><text:span text:style-name="Strong_20_Emphasis"><text:span text:style-name="T5">Детализация фундаментальных свойств функций Уолша:</text:span></text:span></text:p>
      <text:p text:style-name="P3"><text:span text:style-name="Strong_20_Emphasis"><text:span text:style-name="T6"/></text:span></text:p>
      <text:p text:style-name="P3"><text:span text:style-name="Strong_20_Emphasis"><text:span text:style-name="T6">* <text:s text:c="2"/></text:span></text:span><text:span text:style-name="Strong_20_Emphasis"><text:span text:style-name="T5">Полная ортонормированность:</text:span></text:span><text:span text:style-name="Strong_20_Emphasis"><text:span text:style-name="T6"> Система функций Уолша является не только ортогональной, но и полной и ортонормированной. Это гарантирует возможность точного представления произвольного сигнала и выполнение аналога равенства Парсеваля: энергия сигнала равна сумме квадратов его спектральных коэффициентов Уолша. Данное свойство возводит их в ранг полноценной альтернативы классическому преобразованию Фурье для широкого класса задач.</text:span></text:span></text:p>
      <text:p text:style-name="P3"><text:span text:style-name="Strong_20_Emphasis"><text:span text:style-name="T6"/></text:span></text:p>
      <text:p text:style-name="P3"><text:soft-page-break/><text:span text:style-name="Strong_20_Emphasis"><text:span text:style-name="T6">* <text:s text:c="2"/></text:span></text:span><text:span text:style-name="Strong_20_Emphasis"><text:span text:style-name="T5">Двоичная природа и вычислительная эффективность:</text:span></text:span><text:span text:style-name="Strong_20_Emphasis"><text:span text:style-name="T6"> Поскольку функции Уолша принимают только значения ±1, все операции, связанные с вычислением их значений, спектральных коэффициентов и обратных преобразований, сводятся к операциям </text:span></text:span><text:span text:style-name="Strong_20_Emphasis"><text:span text:style-name="T5">сложения и вычитания</text:span></text:span><text:span text:style-name="Strong_20_Emphasis"><text:span text:style-name="T6">. Полное отсутствие операций умножения (за исключением возможного масштабирующего множителя) делает соответствующие алгоритмы исключительно быстрыми и простыми для аппаратной реализации на цифровых сигнальных процессорах (DSP), программируемых логических интегральных схемах (FPGA) и в специализированных интегральных схемах (ASIC).</text:span></text:span></text:p>
      <text:p text:style-name="P3"><text:span text:style-name="Strong_20_Emphasis"><text:span text:style-name="T6"/></text:span></text:p>
      <text:p text:style-name="P3"><text:span text:style-name="Strong_20_Emphasis"><text:span text:style-name="T6">* <text:s text:c="2"/></text:span></text:span><text:span text:style-name="Strong_20_Emphasis"><text:span text:style-name="T5">Логическая частотная область и адаптивность к сигналам с разрывами:</text:span></text:span><text:span text:style-name="Strong_20_Emphasis"><text:span text:style-name="T6"> Преобразование Уолша переводит сигнал из временной области в область </text:span></text:span><text:span text:style-name="Strong_20_Emphasis"><text:span text:style-name="T5">логических частот</text:span></text:span><text:span text:style-name="Strong_20_Emphasis"><text:span text:style-name="T6"> (частот перепадов). Для сигналов, которые сами по своей природе являются кусочно-постоянными, бинарными или имеют прямоугольную форму (например, цифровые последовательности, сигналы с фазовой манипуляцией, изображения с резкими границами), спектр Уолша часто является более компактным и информативным, чем спектр Фурье. Быстрые изменения и разрывы в сигнале хорошо описываются компонентами Уолша с высокой логической частотой.</text:span></text:span></text:p>
      <text:p text:style-name="P3"><text:span text:style-name="Strong_20_Emphasis"><text:span text:style-name="T6"/></text:span></text:p>
      <text:p text:style-name="P3"><text:span text:style-name="Strong_20_Emphasis"><text:span text:style-name="T6">* <text:s text:c="2"/></text:span></text:span><text:span text:style-name="Strong_20_Emphasis"><text:span text:style-name="T5">Наличие быстрых алгоритмов преобразования (БПУ):</text:span></text:span><text:span text:style-name="Strong_20_Emphasis"><text:span text:style-name="T6"> Аналогично быстрому преобразованию Фурье, существует </text:span></text:span><text:span text:style-name="Strong_20_Emphasis"><text:span text:style-name="T5">быстрое преобразование Уолша-Адамара (БПУ или FWT)</text:span></text:span><text:span text:style-name="Strong_20_Emphasis"><text:span text:style-name="T6">. Этот алгоритм, имеющий вычислительную сложность O(N log N), реализуется с помощью простой последовательности операций "бабочка", состоящих исключительно из сложения и вычитания пар элементов данных. Структура алгоритма БПУ тесно переплетена с рекурсивной структурой матрицы Адамара, которая является матрицей преобразования для упорядочения по Адамару.</text:span></text:span></text:p>
      <text:p text:style-name="P3"><text:span text:style-name="Strong_20_Emphasis"><text:span text:style-name="T6"/></text:span></text:p>
      <text:p text:style-name="P3"><text:span text:style-name="Strong_20_Emphasis"><text:span text:style-name="T5">Широкий спектр практических применений функций Уолша в современных технологиях:</text:span></text:span></text:p>
      <text:p text:style-name="P3"><text:span text:style-name="Strong_20_Emphasis"><text:span text:style-name="T6"/></text:span></text:p>
      <text:p text:style-name="P3"><text:span text:style-name="Strong_20_Emphasis"><text:span text:style-name="T6">1. <text:s/></text:span></text:span><text:span text:style-name="Strong_20_Emphasis"><text:span text:style-name="T5">Обработка и сжатие изображений:</text:span></text:span><text:span text:style-name="Strong_20_Emphasis"><text:span text:style-name="T6"> Преобразование Уолша-Адамара исторически использовалось в ранних алгоритмах сжатия изображений и до сих пор применяется в нишевых областях, где критически важна скорость и простота вычислений, например, в системах реального времени с </text:span></text:span><text:soft-page-break/><text:span text:style-name="Strong_20_Emphasis"><text:span text:style-name="T6">ограниченными ресурсами. Оно эффективно для изображений с небольшим количеством градаций яркости и четкими геометрическими объектами.</text:span></text:span></text:p>
      <text:p text:style-name="P3"><text:span text:style-name="Strong_20_Emphasis"><text:span text:style-name="T6"/></text:span></text:p>
      <text:p text:style-name="P3"><text:span text:style-name="Strong_20_Emphasis"><text:span text:style-name="T6">2. <text:s/></text:span></text:span><text:span text:style-name="Strong_20_Emphasis"><text:span text:style-name="T5">Системы связи и расширения спектра:</text:span></text:span><text:span text:style-name="Strong_20_Emphasis"><text:span text:style-name="T6"> Функции Уолша (чаще в форме последовательностей Уолша, заданных на дискретном множестве точек) являются одним из стандартных наборов </text:span></text:span><text:span text:style-name="Strong_20_Emphasis"><text:span text:style-name="T5">ортогональных кодовых последовательностей</text:span></text:span><text:span text:style-name="Strong_20_Emphasis"><text:span text:style-name="T6"> в системах с кодовым разделением каналов (CDMA), таких как стандарты сотовой связи IS-95 (cdmaOne) и UMTS. Они позволяют множеству абонентов одновременно использовать одну и ту же полосу частот, обеспечивая разделение каналов за счет ортогональности их кодирующих последовательностей.</text:span></text:span></text:p>
      <text:p text:style-name="P3"><text:span text:style-name="Strong_20_Emphasis"><text:span text:style-name="T6"/></text:span></text:p>
      <text:p text:style-name="P3"><text:span text:style-name="Strong_20_Emphasis"><text:span text:style-name="T6">3. <text:s/></text:span></text:span><text:span text:style-name="Strong_20_Emphasis"><text:span text:style-name="T5">Тестирование и диагностика цифровых систем:</text:span></text:span><text:span text:style-name="Strong_20_Emphasis"><text:span text:style-name="T6"> Последовательности Уолша, благодаря своей детерминированности и хорошим корреляционным свойствам, используются в качестве тестовых сигналов для проверки характеристик цифровых трактов, измерения импульсных характеристик каналов связи и диагностики нелинейных искажений.</text:span></text:span></text:p>
      <text:p text:style-name="P3"><text:span text:style-name="Strong_20_Emphasis"><text:span text:style-name="T6"/></text:span></text:p>
      <text:p text:style-name="P3"><text:span text:style-name="Strong_20_Emphasis"><text:span text:style-name="T6">4. <text:s/></text:span></text:span><text:span text:style-name="Strong_20_Emphasis"><text:span text:style-name="T5">Медицинская диагностика и обработка биосигналов:</text:span></text:span><text:span text:style-name="Strong_20_Emphasis"><text:span text:style-name="T6"> В областях, где сигналы имеют форму, близкую к прямоугольной (например, некоторые компоненты электроэнцефалограммы - ЭЭГ), спектральный анализ по Уолшу может давать более четкую и интерпретируемую картину, чем классический гармонический анализ.</text:span></text:span></text:p>
      <text:p text:style-name="P3"><text:span text:style-name="Strong_20_Emphasis"><text:span text:style-name="T6"/></text:span></text:p>
      <text:p text:style-name="P3"><text:span text:style-name="Strong_20_Emphasis"><text:span text:style-name="T6">5. <text:s/></text:span></text:span><text:span text:style-name="Strong_20_Emphasis"><text:span text:style-name="T5">Криптография и псевдослучайные генераторы:</text:span></text:span><text:span text:style-name="Strong_20_Emphasis"><text:span text:style-name="T6"> Двоичные свойства и сложность предсказания последовательностей Уолша высокого порядка позволяют использовать их в качестве основы для построения потоковых шифров и генераторов псевдослучайных чисел в криптографических приложениях.</text:span></text:span></text:p>
      <text:p text:style-name="P3"><text:span text:style-name="Strong_20_Emphasis"><text:span text:style-name="T6"/></text:span></text:p>
      <text:p text:style-name="P3"><text:span text:style-name="Strong_20_Emphasis"><text:span text:style-name="T6">6. <text:s/></text:span></text:span><text:span text:style-name="Strong_20_Emphasis"><text:span text:style-name="T5">Управление и силовая электроника:</text:span></text:span><text:span text:style-name="Strong_20_Emphasis"><text:span text:style-name="T6"> В методах широтно-импульсной модуляции (ШИМ) высших порядков, используемых в инверторах и преобразователях частоты для снижения гармонических искажений, функции Уолша могут применяться для определения оптимальных последовательностей переключения силовых ключей.</text:span></text:span></text:p>
      <text:p text:style-name="P3"><text:soft-page-break/><text:span text:style-name="Strong_20_Emphasis"><text:span text:style-name="T6"/></text:span></text:p>
      <text:p text:style-name="P3"><text:span text:style-name="Strong_20_Emphasis"><text:span text:style-name="T6">Таким образом, функции Уолша, рожденные из простейших двоичных "кирпичиков" Радемахера, эволюционировали в мощный и универсальный математический аппарат. Их уникальная комбинация полноты, ортогональности, двоичной природы и наличия сверхбыстрых алгоритмов обеспечила им прочные позиции в областях, где доминируют цифровые сигналы, требования к вычислительной эффективности крайне высоки, а адекватность гармонической модели может быть поставлена под сомнение.</text:span></text:span></text:p>
      <text:h text:style-name="P10" text:outline-level="3"><text:span text:style-name="Strong_20_Emphasis"><text:span text:style-name="T1">4. Практические аспекты кодирования: двоичный код и код Грея</text:span></text:span></text:h>
      <text:p text:style-name="P13"><text:span text:style-name="T1">Системы функций Уолша и Радемахера тесно связаны с теорией кодирования. Номер функции Уолша </text:span><text:span text:style-name="Source_20_Text"><text:span text:style-name="T1">n</text:span></text:span><text:span text:style-name="T1"> часто представляется в двоичном коде. Однако при переходе между соседними функциями Уолша в естественном порядке (или при сканировании пространства в задачах обработки изображений) изменение сразу нескольких бит в двоичном коде может приводить к ошибкам.</text:span></text:p>
      <text:p text:style-name="P13"><text:span text:style-name="Strong_20_Emphasis"><text:span text:style-name="T1">Код Грея</text:span></text:span><text:span text:style-name="T1"> – это циклический код, в котором два соседних значения отличаются только </text:span><text:span text:style-name="Strong_20_Emphasis"><text:span text:style-name="T1">в одном бите</text:span></text:span><text:span text:style-name="T1">. Это свойство делает его исключительно полезным:</text:span></text:p>
      <text:list text:style-name="L1">
        <text:list-item>
          <text:p text:style-name="P17"><text:span text:style-name="T1">В </text:span><text:span text:style-name="Strong_20_Emphasis"><text:span text:style-name="T1">цифровых преобразователях</text:span></text:span><text:span text:style-name="T1"> угла/положения для исключения ошибок при переходе между секторами.</text:span></text:p>
        </text:list-item>
        <text:list-item>
          <text:p text:style-name="P17"><text:span text:style-name="T1">В построении и индексации </text:span><text:span text:style-name="Strong_20_Emphasis"><text:span text:style-name="T1">функций Уолша</text:span></text:span><text:span text:style-name="T1">, где упорядочение по коду Грея соответствует естественному порядку функций Уолша (упорядочение Уолша-Пэли).</text:span></text:p>
        </text:list-item>
        <text:list-item>
          <text:p text:style-name="P17"><text:span text:style-name="T1">В алгоритмах </text:span><text:span text:style-name="Strong_20_Emphasis"><text:span text:style-name="T1">последовательного сканирования</text:span></text:span><text:span text:style-name="T1"> и минимизации ошибок квантования в задачах обработки геоизображений и карт.</text:span></text:p>
        </text:list-item>
      </text:list>
      <text:p text:style-name="P3">Таким образом, понимание связи между кодом Грея и функциями Уолша позволяет не только эффективно генерировать и использовать этот ортогональный базис, но и создавать более надежные аппаратные и программные системы для ЦОС.</text:p>
      <text:h text:style-name="P10" text:outline-level="3"><text:span text:style-name="Strong_20_Emphasis"><text:span text:style-name="T1">Заключение</text:span></text:span></text:h>
      <text:p text:style-name="P3">В ходе исследования было установлено, что классы ортогональных функций являются краеугольным камнем современной цифровой обработки сигналов и изображений.</text:p>
      <text:list text:style-name="L2">
        <text:list-item>
          <text:p text:style-name="P18"><text:span text:style-name="Strong_20_Emphasis"><text:span text:style-name="T1">Ортогональные преобразования</text:span></text:span><text:span text:style-name="T1"> (Фурье, Уолша, Хаара) обеспечивают переход в домен, где информация о сигнале представляется в более </text:span><text:soft-page-break/><text:span text:style-name="T1">компактной и анализируемой форме, что критично для сжатия, фильтрации и распознавания.</text:span></text:p>
        </text:list-item>
        <text:list-item>
          <text:p text:style-name="P18"><text:span text:style-name="Strong_20_Emphasis"><text:span text:style-name="T1">Алгоритм БПФ</text:span></text:span><text:span text:style-name="T1"> сделал спектральный анализ практически осуществимым, став основным вычислительным инструментом в частотной области.</text:span></text:p>
        </text:list-item>
        <text:list-item>
          <text:p text:style-name="P18"><text:span text:style-name="Strong_20_Emphasis"><text:span text:style-name="T1">Дискретные системы функций</text:span></text:span><text:span text:style-name="T1"> (Уолша, Хаара), принимающие значения +1/-1, обладают высокой вычислительной эффективностью и особой применимостью для обработки сигналов с резкими перепадами и двоичных данных.</text:span></text:p>
        </text:list-item>
        <text:list-item>
          <text:p text:style-name="P18"><text:span text:style-name="Strong_20_Emphasis"><text:span text:style-name="T1">Связь функций Уолша с кодом Грея</text:span></text:span><text:span text:style-name="T1"> демонстрирует глубокое единство математического аппарата ЦОС и теории кодирования, что используется для построения надежных и быстрых алгоритмов.</text:span></text:p>
        </text:list-item>
      </text:list>
      <text:p text:style-name="P3">Изучение этих методов формирует фундаментальную базу для решения прикладных задач в рамках дисциплины «Обработка изображений в интеллектуальных системах», таких как улучшение геоизображений, их сегментация и последующее распознавание объектов.</text:p>
      <text:h text:style-name="P10" text:outline-level="3"><text:span text:style-name="Strong_20_Emphasis"><text:span text:style-name="T1">Список использованных источников</text:span></text:span></text:h>
      <text:list text:style-name="L3">
        <text:list-item>
          <text:p text:style-name="P19">Гонсалес, Р. Цифровая обработка изображений / Р. Гонсалес, Р. Вудс. – М. : Техносфера, 2019. – 1160 с.</text:p>
        </text:list-item>
        <text:list-item>
          <text:p text:style-name="P19">Ахмед, Н. Ортогональные преобразования при обработке цифровых сигналов / Н. Ахмед, К.Р. Рао. – М. : Связь, 1980. – 248 с.</text:p>
        </text:list-item>
        <text:list-item>
          <text:p text:style-name="P19">Сергиенко, А.Б. Цифровая обработка сигналов / А.Б. Сергиенко. – 3-е изд. – СПб. : Питер, 2011. – 768 с.</text:p>
        </text:list-item>
        <text:list-item>
          <text:p text:style-name="P19">Яне, Б. Цифровая обработка изображений / Б. Яне. – М. : Техносфера, 2007. – 584 с.</text:p>
        </text:list-item>
        <text:list-item>
          <text:p text:style-name="P19">Крот, А.М. Быстрые алгоритмы и программы цифровой спектральной обработки сигналов и изображений / А. М. Крот, Е. Б. Миневрина. – Минск: Наука и техника, 1995. – 165 с.</text:p>
        </text:list-item>
      </text:list>
      <text:p text:style-name="P2"/>
      <text:h text:style-name="P1" text:outline-level="2"/>
      <text:h text:style-name="P1"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8T14:15:05.939075546</meta:creation-date>
    <dc:date>2025-12-19T01:20:19.830638395</dc:date>
    <meta:editing-duration>PT12M32S</meta:editing-duration>
    <meta:editing-cycles>5</meta:editing-cycles>
    <meta:generator>LibreOffice/24.2.7.2$Linux_X86_64 LibreOffice_project/420$Build-2</meta:generator>
    <meta:print-date>2025-12-19T01:19:39.538921451</meta:print-date>
    <meta:printed-by>Файлы PDF</meta:printed-by>
    <meta:document-statistic meta:table-count="0" meta:image-count="0" meta:object-count="0" meta:page-count="22" meta:paragraph-count="130" meta:word-count="5288" meta:character-count="44459" meta:non-whitespace-character-count="38869"/>
  </office:meta>
</office:document-meta>
</file>